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D" style:family="table-column">
      <style:table-column-properties style:column-width="1.4479in"/>
    </style:style>
    <style:style style:name="Table1.E" style:family="table-column">
      <style:table-column-properties style:column-width="1.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4813in"/>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525in"/>
    </style:style>
    <style:style style:name="Table1.4" style:family="table-row">
      <style:table-row-properties style:min-row-height="0.6in"/>
    </style:style>
    <style:style style:name="Table1.5" style:family="table-row">
      <style:table-row-properties style:min-row-height="0.5563in"/>
    </style:style>
    <style:style style:name="Table1.9" style:family="table-row">
      <style:table-row-properties style:min-row-height="0.6792in"/>
    </style:style>
    <style:style style:name="P1" style:family="paragraph" style:parent-style-name="Standard">
      <style:text-properties officeooo:rsid="00033ebc" officeooo:paragraph-rsid="00033ebc"/>
    </style:style>
    <style:style style:name="P2" style:family="paragraph" style:parent-style-name="Standard">
      <style:text-properties fo:font-size="16pt" fo:font-weight="bold" officeooo:rsid="00033ebc" officeooo:paragraph-rsid="00033ebc" style:font-size-asian="16pt" style:font-weight-asian="bold" style:font-size-complex="16pt" style:font-weight-complex="bold"/>
    </style:style>
    <style:style style:name="P3" style:family="paragraph" style:parent-style-name="Standard">
      <style:text-properties fo:font-size="16pt" fo:font-weight="normal" officeooo:rsid="00033ebc" officeooo:paragraph-rsid="00033ebc" style:font-size-asian="16pt" style:font-weight-asian="normal" style:font-size-complex="16pt" style:font-weight-complex="normal"/>
    </style:style>
    <style:style style:name="P4" style:family="paragraph" style:parent-style-name="Standard">
      <style:text-properties officeooo:rsid="00063fd4" officeooo:paragraph-rsid="00063fd4"/>
    </style:style>
    <style:style style:name="P5" style:family="paragraph" style:parent-style-name="Standard">
      <style:text-properties officeooo:rsid="00063fd4" officeooo:paragraph-rsid="0006a9ac"/>
    </style:style>
    <style:style style:name="P6" style:family="paragraph" style:parent-style-name="Standard">
      <style:text-properties officeooo:rsid="00082d9b" officeooo:paragraph-rsid="00082d9b"/>
    </style:style>
    <style:style style:name="P7" style:family="paragraph" style:parent-style-name="Standard">
      <style:text-properties officeooo:rsid="00094f72" officeooo:paragraph-rsid="00094f72"/>
    </style:style>
    <style:style style:name="P8" style:family="paragraph" style:parent-style-name="Standard">
      <style:text-properties officeooo:rsid="000a5030" officeooo:paragraph-rsid="000a5030"/>
    </style:style>
    <style:style style:name="P9" style:family="paragraph" style:parent-style-name="Standard">
      <style:text-properties officeooo:rsid="000c048e" officeooo:paragraph-rsid="000c048e"/>
    </style:style>
    <style:style style:name="P10" style:family="paragraph" style:parent-style-name="Standard">
      <style:text-properties officeooo:rsid="000c7098" officeooo:paragraph-rsid="000c7098"/>
    </style:style>
    <style:style style:name="P11" style:family="paragraph" style:parent-style-name="Standard">
      <style:text-properties officeooo:rsid="000faf1f" officeooo:paragraph-rsid="000faf1f"/>
    </style:style>
    <style:style style:name="P12" style:family="paragraph" style:parent-style-name="Standard">
      <style:text-properties officeooo:rsid="0006a9ac" officeooo:paragraph-rsid="00063fd4"/>
    </style:style>
    <style:style style:name="P13" style:family="paragraph" style:parent-style-name="Standard">
      <style:text-properties officeooo:rsid="0011ae7e" officeooo:paragraph-rsid="0011ae7e"/>
    </style:style>
    <style:style style:name="P14" style:family="paragraph" style:parent-style-name="Standard">
      <style:text-properties officeooo:rsid="0011ae7e" officeooo:paragraph-rsid="0013acd9"/>
    </style:style>
    <style:style style:name="P15" style:family="paragraph" style:parent-style-name="Standard">
      <style:text-properties officeooo:rsid="0013acd9" officeooo:paragraph-rsid="0013acd9"/>
    </style:style>
    <style:style style:name="P16" style:family="paragraph" style:parent-style-name="Standard">
      <style:text-properties officeooo:rsid="0013c68d" officeooo:paragraph-rsid="0013c68d"/>
    </style:style>
    <style:style style:name="P17" style:family="paragraph" style:parent-style-name="Standard">
      <style:text-properties officeooo:rsid="0014995c" officeooo:paragraph-rsid="001cd33d"/>
    </style:style>
    <style:style style:name="P18" style:family="paragraph" style:parent-style-name="Standard">
      <style:text-properties officeooo:rsid="0020c9d9" officeooo:paragraph-rsid="0020c9d9"/>
    </style:style>
    <style:style style:name="P19" style:family="paragraph" style:parent-style-name="Standard">
      <style:text-properties officeooo:rsid="0020c9d9" officeooo:paragraph-rsid="00222022"/>
    </style:style>
    <style:style style:name="P20" style:family="paragraph" style:parent-style-name="Standard">
      <style:text-properties officeooo:rsid="0020c9d9" officeooo:paragraph-rsid="00222fc7"/>
    </style:style>
    <style:style style:name="P21" style:family="paragraph" style:parent-style-name="Standard">
      <style:text-properties officeooo:rsid="0020c9d9" officeooo:paragraph-rsid="0023251b"/>
    </style:style>
    <style:style style:name="P22" style:family="paragraph" style:parent-style-name="Standard">
      <style:text-properties officeooo:rsid="0027db0b" officeooo:paragraph-rsid="0027db0b"/>
    </style:style>
    <style:style style:name="P23" style:family="paragraph" style:parent-style-name="Standard">
      <style:text-properties officeooo:rsid="006863e4" officeooo:paragraph-rsid="006863e4"/>
    </style:style>
    <style:style style:name="P24" style:family="paragraph" style:parent-style-name="Standard">
      <style:text-properties officeooo:rsid="006f41e4" officeooo:paragraph-rsid="006f41e4"/>
    </style:style>
    <style:style style:name="P25" style:family="paragraph" style:parent-style-name="Standard">
      <style:text-properties officeooo:rsid="00739362" officeooo:paragraph-rsid="0079f87c"/>
    </style:style>
    <style:style style:name="P26" style:family="paragraph" style:parent-style-name="Standard">
      <style:text-properties officeooo:rsid="007b9612" officeooo:paragraph-rsid="007b9612"/>
    </style:style>
    <style:style style:name="P27" style:family="paragraph" style:parent-style-name="Standard">
      <style:text-properties officeooo:rsid="007d4a93" officeooo:paragraph-rsid="007d4a93"/>
    </style:style>
    <style:style style:name="P28" style:family="paragraph" style:parent-style-name="Standard">
      <style:text-properties officeooo:rsid="00833503" officeooo:paragraph-rsid="00833503"/>
    </style:style>
    <style:style style:name="P29" style:family="paragraph" style:parent-style-name="Table_20_Contents">
      <style:text-properties officeooo:rsid="0029a6c0" officeooo:paragraph-rsid="0029a6c0"/>
    </style:style>
    <style:style style:name="P30" style:family="paragraph" style:parent-style-name="Table_20_Contents">
      <style:text-properties officeooo:rsid="002af951" officeooo:paragraph-rsid="002af951"/>
    </style:style>
    <style:style style:name="P31" style:family="paragraph" style:parent-style-name="Table_20_Contents">
      <style:text-properties officeooo:rsid="002cd8b7" officeooo:paragraph-rsid="002cd8b7"/>
    </style:style>
    <style:style style:name="P32" style:family="paragraph" style:parent-style-name="Table_20_Contents">
      <style:text-properties officeooo:rsid="002e6a81" officeooo:paragraph-rsid="002e6a81"/>
    </style:style>
    <style:style style:name="P33" style:family="paragraph" style:parent-style-name="Table_20_Contents">
      <style:text-properties officeooo:rsid="002fcad2" officeooo:paragraph-rsid="002fcad2"/>
    </style:style>
    <style:style style:name="P34" style:family="paragraph" style:parent-style-name="Table_20_Contents">
      <style:text-properties officeooo:rsid="002ff795" officeooo:paragraph-rsid="002ff795"/>
    </style:style>
    <style:style style:name="P35" style:family="paragraph" style:parent-style-name="Table_20_Contents">
      <style:text-properties officeooo:rsid="00334895" officeooo:paragraph-rsid="00334895"/>
    </style:style>
    <style:style style:name="P36" style:family="paragraph" style:parent-style-name="Table_20_Contents">
      <style:text-properties officeooo:rsid="003576f7" officeooo:paragraph-rsid="003576f7"/>
    </style:style>
    <style:style style:name="P37" style:family="paragraph" style:parent-style-name="Table_20_Contents">
      <style:text-properties officeooo:rsid="0036ed5d" officeooo:paragraph-rsid="0036ed5d"/>
    </style:style>
    <style:style style:name="P38" style:family="paragraph" style:parent-style-name="Table_20_Contents">
      <style:text-properties officeooo:rsid="003837c1" officeooo:paragraph-rsid="003837c1"/>
    </style:style>
    <style:style style:name="P39" style:family="paragraph" style:parent-style-name="Table_20_Contents">
      <style:text-properties officeooo:rsid="0042ef03" officeooo:paragraph-rsid="0042ef03"/>
    </style:style>
    <style:style style:name="P40" style:family="paragraph" style:parent-style-name="Table_20_Contents">
      <style:text-properties officeooo:rsid="004371ce" officeooo:paragraph-rsid="004371ce"/>
    </style:style>
    <style:style style:name="P41" style:family="paragraph" style:parent-style-name="Table_20_Contents">
      <style:text-properties officeooo:rsid="004537bb" officeooo:paragraph-rsid="004537bb"/>
    </style:style>
    <style:style style:name="P42" style:family="paragraph" style:parent-style-name="Table_20_Contents">
      <style:text-properties officeooo:rsid="004673c3" officeooo:paragraph-rsid="004673c3"/>
    </style:style>
    <style:style style:name="P43" style:family="paragraph" style:parent-style-name="Table_20_Contents">
      <style:text-properties officeooo:rsid="0048a12e" officeooo:paragraph-rsid="0048a12e"/>
    </style:style>
    <style:style style:name="P44" style:family="paragraph" style:parent-style-name="Table_20_Contents">
      <style:text-properties officeooo:rsid="004937f4" officeooo:paragraph-rsid="004937f4"/>
    </style:style>
    <style:style style:name="P45" style:family="paragraph" style:parent-style-name="Table_20_Contents">
      <style:text-properties officeooo:rsid="0049f39d" officeooo:paragraph-rsid="0049f39d"/>
    </style:style>
    <style:style style:name="P46" style:family="paragraph" style:parent-style-name="Table_20_Contents">
      <style:text-properties officeooo:rsid="004a56ff" officeooo:paragraph-rsid="004a56ff"/>
    </style:style>
    <style:style style:name="P47" style:family="paragraph" style:parent-style-name="Table_20_Contents">
      <style:text-properties officeooo:rsid="004c17d1" officeooo:paragraph-rsid="004c17d1"/>
    </style:style>
    <style:style style:name="P48" style:family="paragraph" style:parent-style-name="Table_20_Contents">
      <style:text-properties officeooo:rsid="004dcb7e" officeooo:paragraph-rsid="004dcb7e"/>
    </style:style>
    <style:style style:name="P49" style:family="paragraph" style:parent-style-name="Table_20_Contents">
      <style:text-properties officeooo:rsid="004e897e" officeooo:paragraph-rsid="004e897e"/>
    </style:style>
    <style:style style:name="P50" style:family="paragraph" style:parent-style-name="Table_20_Contents">
      <style:text-properties officeooo:rsid="00502c07" officeooo:paragraph-rsid="00502c07"/>
    </style:style>
    <style:style style:name="P51" style:family="paragraph" style:parent-style-name="Table_20_Contents">
      <style:text-properties officeooo:rsid="0050ceeb" officeooo:paragraph-rsid="0050ceeb"/>
    </style:style>
    <style:style style:name="P52" style:family="paragraph" style:parent-style-name="Table_20_Contents">
      <style:text-properties officeooo:rsid="0052bc11" officeooo:paragraph-rsid="0052bc11"/>
    </style:style>
    <style:style style:name="P53" style:family="paragraph" style:parent-style-name="Table_20_Contents">
      <style:text-properties officeooo:rsid="00538604" officeooo:paragraph-rsid="00538604"/>
    </style:style>
    <style:style style:name="P54" style:family="paragraph" style:parent-style-name="Table_20_Contents">
      <style:text-properties officeooo:rsid="0056254f" officeooo:paragraph-rsid="0056254f"/>
    </style:style>
    <style:style style:name="P55" style:family="paragraph" style:parent-style-name="Table_20_Contents">
      <style:text-properties officeooo:rsid="005738e5" officeooo:paragraph-rsid="005738e5"/>
    </style:style>
    <style:style style:name="P56" style:family="paragraph" style:parent-style-name="Table_20_Contents">
      <style:text-properties officeooo:rsid="00581ace" officeooo:paragraph-rsid="00581ace"/>
    </style:style>
    <style:style style:name="P57" style:family="paragraph" style:parent-style-name="Table_20_Contents">
      <style:text-properties officeooo:rsid="005c1a3f" officeooo:paragraph-rsid="005c1a3f"/>
    </style:style>
    <style:style style:name="P58" style:family="paragraph" style:parent-style-name="Table_20_Contents">
      <style:text-properties officeooo:rsid="00612ebc" officeooo:paragraph-rsid="00612ebc"/>
    </style:style>
    <style:style style:name="P59" style:family="paragraph" style:parent-style-name="Table_20_Contents">
      <style:text-properties officeooo:rsid="00613c01" officeooo:paragraph-rsid="00613c01"/>
    </style:style>
    <style:style style:name="P60" style:family="paragraph" style:parent-style-name="Table_20_Contents">
      <style:text-properties officeooo:rsid="00633b74" officeooo:paragraph-rsid="00633b74"/>
    </style:style>
    <style:style style:name="P61" style:family="paragraph" style:parent-style-name="Standard">
      <style:text-properties officeooo:rsid="00135f7b" officeooo:paragraph-rsid="0013acd9"/>
    </style:style>
    <style:style style:name="P62" style:family="paragraph" style:parent-style-name="Standard">
      <style:text-properties officeooo:rsid="00222022" officeooo:paragraph-rsid="00222fc7"/>
    </style:style>
    <style:style style:name="P63" style:family="paragraph" style:parent-style-name="Standard">
      <style:text-properties officeooo:rsid="00222fc7" officeooo:paragraph-rsid="0023251b"/>
    </style:style>
    <style:style style:name="P64" style:family="paragraph" style:parent-style-name="Standard">
      <style:text-properties officeooo:rsid="0023251b" officeooo:paragraph-rsid="002687fb"/>
    </style:style>
    <style:style style:name="P65" style:family="paragraph" style:parent-style-name="Standard">
      <style:text-properties officeooo:rsid="007465a6" officeooo:paragraph-rsid="0079f87c"/>
    </style:style>
    <style:style style:name="P66" style:family="paragraph" style:parent-style-name="Standard">
      <style:text-properties officeooo:rsid="0089e208" officeooo:paragraph-rsid="0089e208"/>
    </style:style>
    <style:style style:name="P67" style:family="paragraph" style:parent-style-name="Standard">
      <style:text-properties officeooo:rsid="00739362" officeooo:paragraph-rsid="007d4a93"/>
    </style:style>
    <style:style style:name="P68" style:family="paragraph" style:parent-style-name="Standard">
      <style:text-properties officeooo:rsid="00063fd4" officeooo:paragraph-rsid="00948aaa"/>
    </style:style>
    <style:style style:name="P69" style:family="paragraph" style:parent-style-name="Standard">
      <style:text-properties officeooo:rsid="00063fd4" officeooo:paragraph-rsid="00995d5f"/>
    </style:style>
    <style:style style:name="P70" style:family="paragraph" style:parent-style-name="Standard">
      <style:text-properties officeooo:rsid="00063fd4" officeooo:paragraph-rsid="00a56e99"/>
    </style:style>
    <style:style style:name="P71" style:family="paragraph" style:parent-style-name="Standard">
      <style:text-properties officeooo:rsid="00063fd4" officeooo:paragraph-rsid="0006a9ac"/>
    </style:style>
    <style:style style:name="P72" style:family="paragraph" style:parent-style-name="Standard">
      <style:text-properties officeooo:rsid="000a5030" officeooo:paragraph-rsid="000a5030"/>
    </style:style>
    <style:style style:name="P73" style:family="paragraph" style:parent-style-name="Standard">
      <style:text-properties officeooo:rsid="0014995c" officeooo:paragraph-rsid="001cd33d"/>
    </style:style>
    <style:style style:name="P74" style:family="paragraph" style:parent-style-name="Standard">
      <style:text-properties officeooo:rsid="0014995c" officeooo:paragraph-rsid="00acd193"/>
    </style:style>
    <style:style style:name="P75" style:family="paragraph" style:parent-style-name="Standard">
      <style:text-properties officeooo:rsid="000c048e" officeooo:paragraph-rsid="00ab1790"/>
    </style:style>
    <style:style style:name="P76" style:family="paragraph" style:parent-style-name="Standard">
      <style:text-properties officeooo:rsid="000c048e" officeooo:paragraph-rsid="000c048e"/>
    </style:style>
    <style:style style:name="P77" style:family="paragraph" style:parent-style-name="Standard">
      <style:text-properties officeooo:rsid="00ab1790" officeooo:paragraph-rsid="00ab1790"/>
    </style:style>
    <style:style style:name="P78" style:family="paragraph" style:parent-style-name="Standard">
      <style:text-properties officeooo:rsid="0020c9d9" officeooo:paragraph-rsid="0020c9d9"/>
    </style:style>
    <style:style style:name="P79" style:family="paragraph" style:parent-style-name="Standard">
      <style:text-properties officeooo:rsid="0020c9d9" officeooo:paragraph-rsid="00ad0fbb"/>
    </style:style>
    <style:style style:name="P80" style:family="paragraph" style:parent-style-name="Standard">
      <style:text-properties officeooo:rsid="0020c9d9" officeooo:paragraph-rsid="002687fb"/>
    </style:style>
    <style:style style:name="P81" style:family="paragraph" style:parent-style-name="Standard">
      <style:text-properties officeooo:rsid="0027db0b" officeooo:paragraph-rsid="0027db0b"/>
    </style:style>
    <style:style style:name="T1" style:family="text">
      <style:text-properties fo:color="#ce181e" officeooo:rsid="00063fd4"/>
    </style:style>
    <style:style style:name="T2" style:family="text">
      <style:text-properties fo:color="#000000" officeooo:rsid="00063fd4"/>
    </style:style>
    <style:style style:name="T3" style:family="text">
      <style:text-properties fo:color="#000000" officeooo:rsid="001053ae"/>
    </style:style>
    <style:style style:name="T4" style:family="text">
      <style:text-properties fo:color="#000000" officeooo:rsid="001082b0"/>
    </style:style>
    <style:style style:name="T5" style:family="text">
      <style:text-properties fo:color="#000000" officeooo:rsid="008f1c0d"/>
    </style:style>
    <style:style style:name="T6" style:family="text">
      <style:text-properties fo:color="#000000" officeooo:rsid="00908270"/>
    </style:style>
    <style:style style:name="T7" style:family="text">
      <style:text-properties fo:color="#000000" officeooo:rsid="0092a920"/>
    </style:style>
    <style:style style:name="T8" style:family="text">
      <style:text-properties officeooo:rsid="0006a9ac"/>
    </style:style>
    <style:style style:name="T9" style:family="text">
      <style:text-properties officeooo:rsid="00086e2e"/>
    </style:style>
    <style:style style:name="T10" style:family="text">
      <style:text-properties officeooo:rsid="000a5030"/>
    </style:style>
    <style:style style:name="T11" style:family="text">
      <style:text-properties officeooo:rsid="000ca672"/>
    </style:style>
    <style:style style:name="T12" style:family="text">
      <style:text-properties officeooo:rsid="001053ae"/>
    </style:style>
    <style:style style:name="T13" style:family="text">
      <style:text-properties officeooo:rsid="00111d59"/>
    </style:style>
    <style:style style:name="T14" style:family="text">
      <style:text-properties officeooo:rsid="00135f7b"/>
    </style:style>
    <style:style style:name="T15" style:family="text">
      <style:text-properties officeooo:rsid="0013c68d"/>
    </style:style>
    <style:style style:name="T16" style:family="text">
      <style:text-properties officeooo:rsid="0014995c"/>
    </style:style>
    <style:style style:name="T17" style:family="text">
      <style:text-properties officeooo:rsid="0016e6c9"/>
    </style:style>
    <style:style style:name="T18" style:family="text">
      <style:text-properties officeooo:rsid="00222022"/>
    </style:style>
    <style:style style:name="T19" style:family="text">
      <style:text-properties officeooo:rsid="002687fb"/>
    </style:style>
    <style:style style:name="T20" style:family="text">
      <style:text-properties officeooo:rsid="002cd8b7"/>
    </style:style>
    <style:style style:name="T21" style:family="text">
      <style:text-properties officeooo:rsid="003576f7"/>
    </style:style>
    <style:style style:name="T22" style:family="text">
      <style:text-properties officeooo:rsid="00377477"/>
    </style:style>
    <style:style style:name="T23" style:family="text">
      <style:text-properties officeooo:rsid="00397926"/>
    </style:style>
    <style:style style:name="T24" style:family="text">
      <style:text-properties officeooo:rsid="003d094b"/>
    </style:style>
    <style:style style:name="T25" style:family="text">
      <style:text-properties officeooo:rsid="00419c68"/>
    </style:style>
    <style:style style:name="T26" style:family="text">
      <style:text-properties officeooo:rsid="004371ce"/>
    </style:style>
    <style:style style:name="T27" style:family="text">
      <style:text-properties officeooo:rsid="004537bb"/>
    </style:style>
    <style:style style:name="T28" style:family="text">
      <style:text-properties officeooo:rsid="0046f927"/>
    </style:style>
    <style:style style:name="T29" style:family="text">
      <style:text-properties officeooo:rsid="004ef5f1"/>
    </style:style>
    <style:style style:name="T30" style:family="text">
      <style:text-properties officeooo:rsid="005dba97"/>
    </style:style>
    <style:style style:name="T31" style:family="text">
      <style:text-properties officeooo:rsid="00633b74"/>
    </style:style>
    <style:style style:name="T32" style:family="text">
      <style:text-properties officeooo:rsid="00642aa9"/>
    </style:style>
    <style:style style:name="T33" style:family="text">
      <style:text-properties officeooo:rsid="006a3c5c"/>
    </style:style>
    <style:style style:name="T34" style:family="text">
      <style:text-properties officeooo:rsid="006f41e4"/>
    </style:style>
    <style:style style:name="T35" style:family="text">
      <style:text-properties officeooo:rsid="00701b73"/>
    </style:style>
    <style:style style:name="T36" style:family="text">
      <style:text-properties officeooo:rsid="007108a6"/>
    </style:style>
    <style:style style:name="T37" style:family="text">
      <style:text-properties officeooo:rsid="007465a6"/>
    </style:style>
    <style:style style:name="T38" style:family="text">
      <style:text-properties officeooo:rsid="007fd5a9"/>
    </style:style>
    <style:style style:name="T39" style:family="text">
      <style:text-properties officeooo:rsid="0087eeec"/>
    </style:style>
    <style:style style:name="T40" style:family="text">
      <style:text-properties officeooo:rsid="008c0adc"/>
    </style:style>
    <style:style style:name="T41" style:family="text">
      <style:text-properties officeooo:rsid="008ccd42"/>
    </style:style>
    <style:style style:name="T42" style:family="text">
      <style:text-properties officeooo:rsid="008f1c0d"/>
    </style:style>
    <style:style style:name="T43" style:family="text">
      <style:text-properties officeooo:rsid="00948aaa"/>
    </style:style>
    <style:style style:name="T44" style:family="text">
      <style:text-properties officeooo:rsid="009b7e5f"/>
    </style:style>
    <style:style style:name="T45" style:family="text">
      <style:text-properties officeooo:rsid="009cc846"/>
    </style:style>
    <style:style style:name="T46" style:family="text">
      <style:text-properties officeooo:rsid="009cf914"/>
    </style:style>
    <style:style style:name="T47" style:family="text">
      <style:text-properties officeooo:rsid="009f8731"/>
    </style:style>
    <style:style style:name="T48" style:family="text">
      <style:text-properties officeooo:rsid="00a08f65"/>
    </style:style>
    <style:style style:name="T49" style:family="text">
      <style:text-properties officeooo:rsid="00a15f81"/>
    </style:style>
    <style:style style:name="T50" style:family="text">
      <style:text-properties officeooo:rsid="00a29121"/>
    </style:style>
    <style:style style:name="T51" style:family="text">
      <style:text-properties officeooo:rsid="00ac689d"/>
    </style:style>
    <style:style style:name="T52" style:family="text">
      <style:text-properties officeooo:rsid="00ad0fbb"/>
    </style:style>
    <style:style style:name="T53" style:family="text">
      <style:text-properties officeooo:rsid="00af6179"/>
    </style:style>
    <style:style style:name="T54" style:family="text">
      <style:text-properties officeooo:rsid="00b87c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Macros:The <text:s/>Fat ,Carbohydrates and Protein</text:p>
      <text:p text:style-name="P2"/>
      <text:p text:style-name="P2"/>
      <text:p text:style-name="P3"><text:span text:style-name="T6">We have been taught since our early school days that Health is our real Wealth. But wait, do we take this statement by heart? I doubt. At some point in time we all realize that we become little fatty, obese, underweight. According to WHO more than 2.8 million people died because of obesity every year in the world. All these death somehow relates to the unhealthy choices of food we make, consciously or unconsciously. We often heard the term Protein, Carbohydrate, Fat. But we didn’t pay much attention to it. If we had to take control of our physical state, we must understand the importance of these three important nutrients and their functions in our body.</text:span></text:p>
      <text:p text:style-name="P2"/>
      <text:p text:style-name="P1"/>
      <text:p text:style-name="P68">Fat, Carbohydrate and Protein are 3 nutrients that fall into the category of macro-nutrients. Because our body needs it more, these three vital nutrients have been given a prefix macro.</text:p>
      <text:p text:style-name="P68"/>
      <text:p text:style-name="P69"/>
      <text:p text:style-name="P69">Generally, people think that fat is heavily responsible for making them obese and gain weight. Not only fat contributes to obesity and weight gain, but it is also necessary for our body for various important functions such as to keep our body warm and help maintain the level of fat-soluble vitamins.</text:p>
      <text:p text:style-name="P69"/>
      <text:p text:style-name="P69">Now let’s talk <text:span text:style-name="T54">a</text:span> little bit about them individually.</text:p>
      <text:p text:style-name="P4"/>
      <text:p text:style-name="P70">Fat : Fat is a form of lipids that’s present in our body. It is made of up <text:span text:style-name="T48">various groups </text:span><text:s/>fatty acids. <text:s/><text:span text:style-name="T49">So</text:span>me fatty acids <text:s/>are synthesized by our body and <text:span text:style-name="T50">some</text:span> needs to be supplemented from the food we eat. </text:p>
      <text:p text:style-name="P70"/>
      <text:p text:style-name="P70"><text:span text:style-name="T8">Fat can be further divided into 2 categories namely: Visible Fat and Invisible Fat. </text:span></text:p>
      <text:p text:style-name="P70"/>
      <text:p text:style-name="P70"><text:span text:style-name="T8">Oils,butter and ghees etc falls in the Visible fat category while foods like milk, eggs, meat and liver falls in the category of invisible fat. </text:span></text:p>
      <text:p text:style-name="P70"/>
      <text:p text:style-name="P70"><text:span text:style-name="T8">When the fat is broken down through metabolism some of it is used to supply energy and the rest is stored as fat in the adipose tissue(tissue made up of fat itself in the various parts of the body) for future use.</text:span></text:p>
      <text:p text:style-name="P5"/>
      <text:p text:style-name="P5"/>
      <text:p text:style-name="P5"/>
      <text:p text:style-name="P5"/>
      <text:p text:style-name="P5"/>
      <text:p text:style-name="P5"/>
      <text:p text:style-name="P5"/>
      <text:p text:style-name="P5"/>
      <text:p text:style-name="P5"><text:soft-page-break/></text:p>
      <text:p text:style-name="P5"/>
      <text:p text:style-name="P5"><text:s/><text:span text:style-name="T8">So enough now, let’s talk about some major function of Fat in our body:</text:span></text:p>
      <text:p text:style-name="P5"/>
      <text:p text:style-name="P4"/>
      <text:p text:style-name="P12">1. Food fat are a good source of essential fatty acids(EFA) and fat soluble vitamins such as (A,E and K). Hence fat helps in the transport and absorption of fat soluble vitamins in our body.</text:p>
      <text:p text:style-name="P6"/>
      <text:p text:style-name="P6">2. <text:span text:style-name="T9">Fat helps in <text:s/>carrying nutrient materials across the cell membranes.</text:span></text:p>
      <text:p text:style-name="P7"/>
      <text:p text:style-name="P7">3. Vital organs of our body are protected through the web-like padding of adipose tissues.</text:p>
      <text:p text:style-name="P7"/>
      <text:p text:style-name="P7">4. A layer beneath the skin helps conserve body heat and regulate body temp<text:span text:style-name="T10">ra</text:span>tur<text:span text:style-name="T10">e</text:span> as fat is a poor conductor of heat.</text:p>
      <text:p text:style-name="P8"/>
      <text:p text:style-name="P8">5. As fat is digested slowly in our body ,it results in a feeling of satisfaction.</text:p>
      <text:p text:style-name="P8"/>
      <text:p text:style-name="P10"/>
      <text:p text:style-name="P10">Recommended Daily Allowances (RDA) for fat : 20 gm/day for adults and 25 gm/day for children.</text:p>
      <text:p text:style-name="P8"/>
      <text:p text:style-name="P8"/>
      <text:p text:style-name="P8"/>
      <text:p text:style-name="P75">Carbohydrate: It is one of the most <text:span text:style-name="T11">commonly used macro-nutrient specially in the diet we follow in Nepal and India. We can’t <text:s/>imagine our meal without rice,potato,sukka roti/chapati and more which are loaded with carbohydrates. Carbohydrate is readily available and also economic, that might be the primary reason why it is being used so widely. </text:span></text:p>
      <text:p text:style-name="P75"/>
      <text:p text:style-name="P75"><text:span text:style-name="T11">In our diet 65-70% of the energy comes from the carbohydrates. It is packaged and exported to different places easily due to it’s longer shelf-life in dry storage.</text:span></text:p>
      <text:p text:style-name="P9"/>
      <text:p text:style-name="P9"/>
      <text:p text:style-name="P11">Here are <text:s/><text:span text:style-name="T13">some </text:span>important functions of carbohydrate:</text:p>
      <text:p text:style-name="P11"/>
      <text:p text:style-name="P13">1. Primary source of energy for physical activity and also the work of body cells.</text:p>
      <text:p text:style-name="P13"/>
      <text:p text:style-name="P13">2. Carbohydrate acts as a reserve fuel supply in the form of glycogen stored in muscles and liver.</text:p>
      <text:p text:style-name="P14"><text:s text:c="3"/>The glycogen level in body must be maintained above 300 gm <text:s/>with the frequent supply <text:span text:style-name="T14">of <text:s text:c="3"/></text:span></text:p>
      <text:p text:style-name="P14"><text:s text:c="3"/><text:span text:style-name="T14">carbohydrate to prevent the breakdown of fat and protein tissues.</text:span></text:p>
      <text:p text:style-name="P14"/>
      <text:p text:style-name="P61">3. Carbohydrates aids the absorption of calcium and phosphorous thus helping bone growth and maintenance.</text:p>
      <text:p text:style-name="P15"/>
      <text:p text:style-name="P15">4. <text:span text:style-name="T15">A low carbs diet may cause an involuntary dehydration.</text:span></text:p>
      <text:p text:style-name="P16"/>
      <text:p text:style-name="P16">5. Dietary Fiber helps smooth movement of food waste through the digestive tract and <text:span text:style-name="T16">wastes are </text:span>comfortably eliminated.</text:p>
      <text:p text:style-name="P16"/>
      <text:p text:style-name="P77">RDAs for Carbohydrate hasn’t been set exactly as it’s a primary nutrient easily available in our diet.</text:p>
      <text:p text:style-name="P77"/>
      <text:p text:style-name="P17"/>
      <text:p text:style-name="P17"/>
      <text:p text:style-name="P17"/>
      <text:p text:style-name="P17"><text:soft-page-break/></text:p>
      <text:p text:style-name="P17"/>
      <text:p text:style-name="P17"/>
      <text:p text:style-name="P17"/>
      <text:p text:style-name="P74">Protein: <text:span text:style-name="T51">Protein is the second most abundant component in our body which accounts for the one sixth of our live body weight. </text:span></text:p>
      <text:p text:style-name="P74"><text:span text:style-name="T51">Like carbohydrate and fat ,it <text:s/>also contains carbon,hydrogen and oxygen and in addition to that it <text:s/>contains nitrogen and this is what distinguishes it from the two.</text:span></text:p>
      <text:p text:style-name="P74"/>
      <text:p text:style-name="P74"><text:span text:style-name="T51"><text:s/>All the proteins are built from Amino Acid which combine using peptide bond . Our body with 60% water and 19% fat is held together by only 17% of protein and 4% of minerals.</text:span></text:p>
      <text:p text:style-name="P17"/>
      <text:p text:style-name="P17"/>
      <text:p text:style-name="P18">Some important functions of proteins are: </text:p>
      <text:p text:style-name="P18"/>
      <text:p text:style-name="P18">1. Body Building or building new tissues requires amino acids which are provided through protein.</text:p>
      <text:p text:style-name="P19"/>
      <text:p text:style-name="P19">2. <text:span text:style-name="T18">Regulatory function of protein: Haemoglobin ,a protein and iron complex ,ensures the smooth running of respiratory cycle by being the vital oxygen carrier in the RBC.</text:span></text:p>
      <text:p text:style-name="P20"/>
      <text:p text:style-name="P62">3.Some proteins are also used in systhesizing enzymens,harmones and antihodies.</text:p>
      <text:p text:style-name="P21"/>
      <text:p text:style-name="P63">4. Protein also helps in transporting nutrients across cell membranes.</text:p>
      <text:p text:style-name="P21"/>
      <text:p text:style-name="P64">5. Part of Body’s need for energy(about 6-12%) is supplied by protein.</text:p>
      <text:p text:style-name="P79"/>
      <text:p text:style-name="P79"/>
      <text:p text:style-name="P79"/>
      <text:p text:style-name="P80"><text:span text:style-name="T19">RDAs for Protein is 1g/kg of body weight. </text:span></text:p>
      <text:p text:style-name="P80"/>
      <text:p text:style-name="P80"/>
      <text:p text:style-name="P22"/>
      <text:p text:style-name="P22">Now we get to know about some important functions <text:s/>of all three kind of macro-nutrient now let’s see what are the foods that might help us hack our healthy lifestyle by providing all the nutrient mentioned above. Here I will list the foods and mention them according to their content as high in fat,carbs or protei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29">Food Name</text:p>
          </table:table-cell>
          <table:table-cell table:style-name="Table1.A1" office:value-type="string">
            <text:p text:style-name="P29">Rich in </text:p>
          </table:table-cell>
          <table:table-cell table:style-name="Table1.A1" office:value-type="string">
            <text:p text:style-name="P29"><text:span text:style-name="T27">Low </text:span><text:s/>in </text:p>
          </table:table-cell>
          <table:table-cell table:style-name="Table1.A1" office:value-type="string">
            <text:p text:style-name="P30">High/low Value<text:span text:style-name="T20">(/100gm)</text:span></text:p>
          </table:table-cell>
          <table:table-cell table:style-name="Table1.E1" office:value-type="string">
            <text:p text:style-name="P30">Remarks</text:p>
          </table:table-cell>
        </table:table-row>
        <table:table-row table:style-name="Table1.2">
          <table:table-cell table:style-name="Table1.A2" office:value-type="string">
            <text:p text:style-name="P31">Long Grain White Rice (Cooked)</text:p>
          </table:table-cell>
          <table:table-cell table:style-name="Table1.A2" office:value-type="string">
            <text:p text:style-name="P31">Carbohydrate</text:p>
          </table:table-cell>
          <table:table-cell table:style-name="Table1.A2" office:value-type="string">
            <text:p text:style-name="P31">Fat</text:p>
          </table:table-cell>
          <table:table-cell table:style-name="Table1.A2" office:value-type="string">
            <text:p text:style-name="P31">28 gm/0.3 gm</text:p>
          </table:table-cell>
          <table:table-cell table:style-name="Table1.E2" office:value-type="string">
            <text:p text:style-name="P31">About 2.7 gm of protein.</text:p>
          </table:table-cell>
        </table:table-row>
        <table:table-row table:style-name="Table1.3">
          <table:table-cell table:style-name="Table1.A2" office:value-type="string">
            <text:p text:style-name="P32">Arhar Dal</text:p>
          </table:table-cell>
          <table:table-cell table:style-name="Table1.A2" office:value-type="string">
            <text:p text:style-name="P33">Carbohydrate <text:span text:style-name="T23">and </text:span>Protein(also contains good amount of fibe<text:span text:style-name="T26">r</text:span>)</text:p>
          </table:table-cell>
          <table:table-cell table:style-name="Table1.A2" office:value-type="string">
            <text:p text:style-name="P33">Fat</text:p>
          </table:table-cell>
          <table:table-cell table:style-name="Table1.A2" office:value-type="string">
            <text:p text:style-name="P33"><text:span text:style-name="T24">(</text:span>29.76 -carbs <text:span text:style-name="T23">and </text:span>11.42-protein<text:span text:style-name="T24">)</text:span></text:p>
            <text:p text:style-name="P33">/ 3.08 g fat</text:p>
          </table:table-cell>
          <table:table-cell table:style-name="Table1.E2" office:value-type="string">
            <text:p text:style-name="P34">Arhar Dal is a good source of high protein -high fibre and low calorie diet.</text:p>
          </table:table-cell>
        </table:table-row>
        <table:table-row table:style-name="Table1.4">
          <table:table-cell table:style-name="Table1.A2" office:value-type="string">
            <text:p text:style-name="P35">Apple</text:p>
          </table:table-cell>
          <table:table-cell table:style-name="Table1.A2" office:value-type="string">
            <text:p text:style-name="P35"><text:span text:style-name="T21">Sugar and </text:span>Dietary Fibe<text:span text:style-name="T26">r</text:span> <text:span text:style-name="T21">which are form of carbs</text:span></text:p>
          </table:table-cell>
          <table:table-cell table:style-name="Table1.A2" office:value-type="string">
            <text:p text:style-name="P36">Fat/Protein</text:p>
          </table:table-cell>
          <table:table-cell table:style-name="Table1.A2" office:value-type="string">
            <text:p text:style-name="P37">14 g carbs(10 g sugar and 2.4 g D.F)/0.3 <text:span text:style-name="T22">g </text:span>protein,0.2 <text:span text:style-name="T22">g</text:span> fat</text:p>
          </table:table-cell>
          <table:table-cell table:style-name="Table1.E2" office:value-type="string">
            <text:p text:style-name="P38">The outer cover of apple contains all the fibe<text:span text:style-name="T25">r</text:span>,<text:span text:style-name="T25">don’t remove it</text:span>.</text:p>
          </table:table-cell>
        </table:table-row>
        <table:table-row table:style-name="Table1.5">
          <table:table-cell table:style-name="Table1.A2" office:value-type="string">
            <text:p text:style-name="P39">Banana</text:p>
          </table:table-cell>
          <table:table-cell table:style-name="Table1.A2" office:value-type="string">
            <text:p text:style-name="P40">Sugar and Dietary Fiber</text:p>
          </table:table-cell>
          <table:table-cell table:style-name="Table1.A2" office:value-type="string">
            <text:p text:style-name="P41">Fat</text:p>
          </table:table-cell>
          <table:table-cell table:style-name="Table1.A2" office:value-type="string">
            <text:p text:style-name="P42">23 g carbs(12 -sugar,2.6 g fiber)/<text:span text:style-name="T28">0.3 g fat</text:span></text:p>
          </table:table-cell>
          <table:table-cell table:style-name="Table1.E2" office:value-type="string">
            <text:p text:style-name="P43">Rich in macro-minerals(Pottasium).</text:p>
          </table:table-cell>
        </table:table-row>
        <table:table-row table:style-name="Table1.5">
          <table:table-cell table:style-name="Table1.A2" office:value-type="string">
            <text:p text:style-name="P44">Eggs</text:p>
          </table:table-cell>
          <table:table-cell table:style-name="Table1.A2" office:value-type="string">
            <text:p text:style-name="P45">Protein</text:p>
          </table:table-cell>
          <table:table-cell table:style-name="Table1.A2" office:value-type="string">
            <text:p text:style-name="P46">carbohydrate</text:p>
          </table:table-cell>
          <table:table-cell table:style-name="Table1.A2" office:value-type="string">
            <text:p text:style-name="P47">6 g /0.6 g (per large egg)</text:p>
          </table:table-cell>
          <table:table-cell table:style-name="Table1.E2" office:value-type="string">
            <text:p text:style-name="P48">Yellow part contains cholestrol.White part is lean protein.</text:p>
          </table:table-cell>
        </table:table-row>
        <table:table-row table:style-name="Table1.5">
          <table:table-cell table:style-name="Table1.A2" office:value-type="string">
            <text:p text:style-name="P49">Chi<text:span text:style-name="T29">cken</text:span></text:p>
          </table:table-cell>
          <table:table-cell table:style-name="Table1.A2" office:value-type="string">
            <text:p text:style-name="P50">Protein</text:p>
          </table:table-cell>
          <table:table-cell table:style-name="Table1.A2" office:value-type="string">
            <text:p text:style-name="P51">carbohydrate</text:p>
          </table:table-cell>
          <table:table-cell table:style-name="Table1.A2" office:value-type="string">
            <text:p text:style-name="P52">27g /0 g(also contains about 14 g of fat)</text:p>
          </table:table-cell>
          <table:table-cell table:style-name="Table1.E2" office:value-type="string">
            <text:p text:style-name="P53">Good source of animal based protein</text:p>
          </table:table-cell>
        </table:table-row>
        <table:table-row table:style-name="Table1.5">
          <table:table-cell table:style-name="Table1.A2" office:value-type="string">
            <text:p text:style-name="P54">Ghee</text:p>
          </table:table-cell>
          <table:table-cell table:style-name="Table1.A2" office:value-type="string">
            <text:p text:style-name="P55"><text:s/>Fat</text:p>
          </table:table-cell>
          <table:table-cell table:style-name="Table1.A2" office:value-type="string">
            <text:p text:style-name="P55">carbs/protein</text:p>
          </table:table-cell>
          <table:table-cell table:style-name="Table1.A2" office:value-type="string">
            <text:p text:style-name="P56">13 gm of fat and 1 gm is shared with other.</text:p>
          </table:table-cell>
          <table:table-cell table:style-name="Table1.E2" office:value-type="string">
            <text:p text:style-name="P56">Contains good amount of fat soluble vitamins(A,E and K).</text:p>
          </table:table-cell>
        </table:table-row>
        <table:table-row table:style-name="Table1.9">
          <table:table-cell table:style-name="Table1.A2" office:value-type="string">
            <text:p text:style-name="P57">Chickpea <text:span text:style-name="T33">(chanaa)</text:span></text:p>
          </table:table-cell>
          <table:table-cell table:style-name="Table1.A2" office:value-type="string">
            <text:p text:style-name="P57">Carbs(<text:span text:style-name="T30">Dietary Fiber and sugar</text:span>)</text:p>
          </table:table-cell>
          <table:table-cell table:style-name="Table1.A2" office:value-type="string">
            <text:p text:style-name="P58">fat</text:p>
          </table:table-cell>
          <table:table-cell table:style-name="Table1.A2" office:value-type="string">
            <text:p text:style-name="P59">61 g(17 D.F and 11 g sugar)/ <text:span text:style-name="T31">6 </text:span>g</text:p>
          </table:table-cell>
          <table:table-cell table:style-name="Table1.E2" office:value-type="string">
            <text:p text:style-name="P60">Contains <text:span text:style-name="T32"><text:s/>good amount (19 g)</text:span> <text:span text:style-name="T32">of </text:span>protein.</text:p>
          </table:table-cell>
        </table:table-row>
      </table:table>
      <text:p text:style-name="P22"/>
      <text:p text:style-name="P11"/>
      <text:p text:style-name="P11"/>
      <text:p text:style-name="P8"/>
      <text:p text:style-name="P8"/>
      <text:p text:style-name="P8"/>
      <text:p text:style-name="P8"/>
      <text:p text:style-name="P8"/>
      <text:p text:style-name="P23">How to <text:span text:style-name="T34">read and implement this </text:span><text:s/>table <text:span text:style-name="T34">in real life</text:span> ?</text:p>
      <text:p text:style-name="P23"/>
      <text:p text:style-name="P24">Reading the label of foods and their nutrient is a good thing. Rather than going for numbers I feel it comfortable to read what the food contains the most and what less. <text:span text:style-name="T36">Although</text:span> it sounds vague,that’s a pretty good way <text:span text:style-name="T35">to drive yourself to a healthier lifestyle without knowing much details of food and nutrition in a natural way.</text:span></text:p>
      <text:p text:style-name="P24"/>
      <text:p text:style-name="P25"><text:soft-page-break/>In the table above I have mentioned higher amount of nutrient the particular food contains in (rich in) column and lower amount in (lower in )section. <text:span text:style-name="T37">Organizing a food table like this helped me track my nutritional intake. If I had to pick a food with high protein from the table, I would certainly go for either meat or eggs if I am non-veg(rich in <text:s/>with protein) .</text:span></text:p>
      <text:p text:style-name="P25"/>
      <text:p text:style-name="P65">If I am vegeterian it is little hard to avoid carbohydrate naturally ,though having foods like <text:s/>moong-daal/Arhar daal would be one of my best choice to make as they are less calorie dense and provides more nutritional value. Chickpea would be my second choice with good amount of protein and dietary fiber as well.</text:p>
      <text:p text:style-name="P25"/>
      <text:p text:style-name="P26">Similar<text:span text:style-name="T40">l</text:span>y if I had to reduce my weight I would certainly not choose food with loaded carbohydrate as it might hamper my weight loss goal, I would go for lean protein diet like egg(only white part) and some amount of meat and I would usually avoid having white rice as part of my meal everyday.</text:p>
      <text:p text:style-name="P27">The other thing to care about is, adding some healthy fat in our diet is also important even in our weight loss journey ,<text:span text:style-name="T38">so having a table spoon of ghee might be natural and healthy as well .</text:span></text:p>
      <text:p text:style-name="P27"/>
      <text:p text:style-name="P28">Choosing part of our carbohydrate intake from fruits is one of the best choice we could make. Fruits contains sugar mostly in the form of carbohydrate, these sugar are naturally present in fruits and is healthier options to make, so when organi<text:span text:style-name="T39">z</text:span>ing my diet with carbohydrate I wouldn’t forget to include natural sugar that comes from various fruits like apple and banana, these fruits also provides various vitamins and minerals needed <text:span text:style-name="T39">for the proper functioning of</text:span> our body.</text:p>
      <text:p text:style-name="P27"/>
      <text:p text:style-name="P27"/>
      <text:p text:style-name="P67"/>
      <text:p text:style-name="P67"/>
      <text:p text:style-name="P66">Bottom line: It is not really necessary for us <text:s/>to take care of every gram of nutrient that goes into our body. Simply choosing food from different nutrient category will help us reach our goal of healthier lifestyle. <text:span text:style-name="T41">It’s important that we don’t miss out on providing our body with RDA of every macro nutrient. All 3 nutrient have their own important functions in our body, but as fats and carbohydrate are readily available source of food in our day to day life,it’s hard to keep the balance of protein,so focusing on having more protein daily might satisfy our daily requirement of all the macro nutrient.</text:span></text:p>
      <text:p text:style-name="P24"/>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8:06:06.319935636</meta:creation-date>
    <dc:date>2020-05-14T23:15:11.092332758</dc:date>
    <meta:editing-duration>PT23H8M33S</meta:editing-duration>
    <meta:editing-cycles>149</meta:editing-cycles>
    <meta:generator>LibreOffice/6.0.7.3$Linux_X86_64 LibreOffice_project/00m0$Build-3</meta:generator>
    <meta:document-statistic meta:table-count="1" meta:image-count="0" meta:object-count="0" meta:page-count="5" meta:paragraph-count="92" meta:word-count="1559" meta:character-count="8947" meta:non-whitespace-character-count="7439"/>
  </office:meta>
</office:document-meta>
</file>